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7C7A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6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/>
      <style:text-properties fo:color="#467886" style:text-underline-style="solid" style:text-underline-type="single"/>
    </style:style>
    <style:style style:name="ce7" style:family="table-cell" style:parent-style-name="Default" style:data-style-name="N0">
      <style:table-cell-properties fo:border="thin solid #000000" style:vertical-align="middle" fo:background-color="#3C7D22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DAE9F8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4D93D9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fo:background-color="#4D93D9"/>
    </style:style>
    <style:style style:name="ce12" style:family="table-cell" style:parent-style-name="Default" style:data-style-name="N0">
      <style:table-cell-properties fo:border="thin solid #000000" style:vertical-align="middle" fo:background-color="#3C7D22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7C7A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7C7A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C0E6F5" style:repeat-content="false"/>
      <style:paragraph-properties fo:text-align="center"/>
    </style:style>
    <style:style style:name="ce19" style:family="table-cell" style:parent-style-name="Hyperlink" style:data-style-name="N0">
      <style:text-properties fo:color="#467886" style:text-underline-style="solid" style:text-underline-type="single"/>
    </style:style>
    <style:style style:name="ce20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/>
      <style:text-properties fo:color="#467886" style:text-underline-style="solid" style:text-underline-type="single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E6F5" style:repeat-content="false"/>
      <style:paragraph-properties fo:text-align="center"/>
    </style:style>
    <style:style style:name="co1" style:family="table-column">
      <style:table-column-properties fo:break-before="auto" style:column-width="8.86354166666667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12.0914583333333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8.5208333333333cm"/>
    </style:style>
    <style:style style:name="co8" style:family="table-column">
      <style:table-column-properties fo:break-before="auto" style:column-width="14.84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0pt" style:use-optimal-row-height="true" fo:break-before="auto"/>
    </style:style>
    <style:style style:name="ro3" style:family="table-row">
      <style:table-row-properties style:row-height="247.5pt" style:use-optimal-row-height="false" fo:break-before="auto"/>
    </style:style>
    <style:style style:name="ro4" style:family="table-row">
      <style:table-row-properties style:row-height="34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7"/>
        <table:table-column table:style-name="co6" table:default-cell-style-name="ce14"/>
        <table:table-column table:style-name="co6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Precondition<text:s/></text:p>
          </table:table-cell>
          <table:table-cell office:value-type="string" table:style-name="ce2">
            <text:p>Test case</text:p>
          </table:table-cell>
          <table:table-cell office:value-type="string" table:style-name="ce2">
            <text:p>Expected</text:p>
          </table:table-cell>
          <table:table-cell office:value-type="string" table:style-name="ce16">
            <text:p>Observed</text:p>
          </table:table-cell>
          <table:table-cell office:value-type="string" table:style-name="ce13">
            <text:p>Result</text:p>
          </table:table-cell>
          <table:table-cell table:number-columns-repeated="16378"/>
        </table:table-row>
        <table:table-row table:style-name="ro1">
          <table:table-cell office:value-type="string" table:number-columns-spanned="5" table:number-rows-spanned="1" table:style-name="ce8">
            <text:p>CONSOLE LOGS <text:s/>STANDALONE / CLIENT</text:p>
          </table:table-cell>
          <table:covered-table-cell table:number-columns-repeated="4"/>
          <table:table-cell table:style-name="ce4"/>
          <table:table-cell table:number-columns-repeated="16378"/>
        </table:table-row>
        <table:table-row table:style-name="ro2">
          <table:table-cell office:value-type="string" table:style-name="ce4">
            <text:p>All logs OFF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4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15">
            <text:p>No Logs should be present on the console or file or over network.</text:p>
          </table:table-cell>
          <table:table-cell table:style-name="ce5"/>
          <table:table-cell office:value-type="string" table:style-name="ce7">
            <text:p>PASS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Conso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trc'<text:s/></text:p>
            <text:p/>
            <text:p>file_level: 'off'<text:s/></text:p>
            <text:p>file_size: 4</text:p>
            <text:p>file_path: "../logs/mylogger.log"</text:p>
            <text:p/>
            <text:p>network_level: 'off'<text:s/></text:p>
            <text:p>network_ip: "127.0.0.1"</text:p>
            <text:p>network_port: 5000<text:s/>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6">
            <text:p><text:a xlink:href="#Ouputs.A1">Output 1 should be on the seen on console<text:s/><text:line-break/>No Logs should be present on the fi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onso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dbg'<text:s/></text:p>
            <text:p/>
            <text:p>file_level: 'off'<text:s/></text:p>
            <text:p>file_size: 4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6">
            <text:p><text:a xlink:href="#Ouputs.A19">Output 2 should be on the seen on console<text:s/><text:line-break/>No Logs should be present on the fi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onso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inf'<text:s/></text:p>
            <text:p/>
            <text:p>file_level: 'off'<text:s/></text:p>
            <text:p>file_size: 4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35">Output 3 should be on the seen on console<text:s/><text:line-break/>No Logs should be present on the fi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onso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wrn'<text:s/></text:p>
            <text:p/>
            <text:p>file_level: 'off'<text:s/></text:p>
            <text:p>file_size: 4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49">Output 4 should be on the seen on console<text:s/><text:line-break/>No Logs should be present on the fi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onso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err'<text:s/></text:p>
            <text:p/>
            <text:p>file_level: 'off'<text:s/></text:p>
            <text:p>file_size: 4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61">Output 5 should be on the seen on console<text:s/><text:line-break/>No Logs should be present on the file or network</text:a></text:p>
          </table:table-cell>
          <table:table-cell office:value-type="string" table:style-name="ce5">
            <text:p>Check one more time after running testcase 8</text:p>
          </table:table-cell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onso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crt'<text:s/></text:p>
            <text:p/>
            <text:p>file_level: 'off'<text:s/></text:p>
            <text:p>file_size: 4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70">Output 6 should be on the seen on console<text:s/><text:line-break/>No Logs should be present on the fi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1">
          <table:table-cell office:value-type="string" table:number-columns-spanned="5" table:number-rows-spanned="1" table:style-name="ce8">
            <text:p>FILE LOGS STANDALONE / CLIENT</text:p>
          </table:table-cell>
          <table:covered-table-cell table:number-columns-repeated="4"/>
          <table:table-cell table:style-name="ce18"/>
          <table:table-cell table:number-columns-repeated="16378"/>
        </table:table-row>
        <table:table-row table:style-name="ro2">
          <table:table-cell office:value-type="string" table:style-name="ce4">
            <text:p>All logs OFF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4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15">
            <text:p>No Logs should be present on the console or file or over network.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fi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trc'<text:s/></text:p>
            <text:p>file_size: 20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6">
            <text:p><text:a xlink:href="#Ouputs.A1">Output 1 should be on the seen on file<text:line-break/>No Logs should be present on the conso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fi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dbg'<text:s/></text:p>
            <text:p>file_size: 20</text:p>
            <text:p>file_path: "../logs/mylogger.log"</text:p>
            <text:p/>
            <text:p>network_level: 'off'<text:s/></text:p>
            <text:p>network_ip: "127.0.0.1"</text:p>
            <text:p>network_port: 8080<text:s/>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6">
            <text:p><text:a xlink:href="#Ouputs.A19">Output 2 should be on the seen on file<text:line-break/>No Logs should be present on the conso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fi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inf'<text:s/></text:p>
            <text:p>file_size: 20</text:p>
            <text:p>file_path: "../logs/mylogger.log"</text:p>
            <text:p/>
            <text:p>network_level: 'off'<text:s/></text:p>
            <text:p>network_ip: "127.0.0.1"</text:p>
            <text:p>network_port: 8080<text:s/>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1">Output 3 should be on the seen on file<text:s/><text:line-break/>No Logs should be present on the conso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fi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wrn'<text:s/></text:p>
            <text:p>file_size: 20</text:p>
            <text:p>file_path: "../logs/mylogger.log"</text:p>
            <text:p/>
            <text:p>network_level: 'off'<text:s/></text:p>
            <text:p>network_ip: "127.0.0.1"</text:p>
            <text:p>network_port: 8080<text:s/>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49">Output 4 should be on the seen on file<text:s/><text:line-break/>No Logs should be present on the conso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fi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err'<text:s/></text:p>
            <text:p>file_size: 20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61">Output 5 should be on the seen on file<text:s/><text:line-break/>No Logs should be present on the conso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file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crt'<text:s/></text:p>
            <text:p>file_size: 20</text:p>
            <text:p>file_path: "../logs/mylogger.log"</text:p>
            <text:p/>
            <text:p>network_level: 'off'<text:s/></text:p>
            <text:p>network_ip: "127.0.0.1"</text:p>
            <text:p>network_port: 5000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70">Output 6 should be on the seen on file<text:line-break/>No Logs should be present on the console or network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5" table:number-rows-spanned="1" table:style-name="ce8">
            <text:p>NETWORK LOGS STANDALONE / CLIENT</text:p>
          </table:table-cell>
          <table:covered-table-cell table:number-columns-repeated="4"/>
          <table:table-cell table:style-name="ce18"/>
          <table:table-cell table:number-columns-repeated="16378" table:style-name="ce1"/>
        </table:table-row>
        <table:table-row table:style-name="ro2">
          <table:table-cell office:value-type="string" table:style-name="ce4">
            <text:p>All logs OFF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20</text:p>
            <text:p>file_path: "../logs/mylogger.log"</text:p>
            <text:p/>
            <text:p>network_level: 'off'<text:s/></text:p>
            <text:p>network_ip: "127.0.0.1"</text:p>
            <text:p>network_port: 5000<text:s/>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15">
            <text:p>No Logs should be present on the console or file or over network.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network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20</text:p>
            <text:p>file_path: "../logs/mylogger.log"</text:p>
            <text:p/>
            <text:p>network_level: 'trc'<text:s/></text:p>
            <text:p>network_ip: "127.0.0.1"</text:p>
            <text:p>network_port: 5000<text:s/>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6">
            <text:p><text:a xlink:href="#Ouputs.A1">Output 1 should be on the seen on network<text:line-break/>No Logs should be present on the file or console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network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20</text:p>
            <text:p>file_path: "../logs/mylogger.log"</text:p>
            <text:p/>
            <text:p>network_level: 'dbg'<text:s/></text:p>
            <text:p>network_ip: "127.0.0.1"</text:p>
            <text:p>network_port: 5000<text:s/></text:p>
          </table:table-cell>
          <table:table-cell office:value-type="string" table:style-name="ce6">
            <text:p><text:a xlink:href="#Inputs.A1">send input 1</text:a></text:p>
          </table:table-cell>
          <table:table-cell office:value-type="string" table:style-name="ce6">
            <text:p><text:a xlink:href="#Ouputs.A19">Output 2 should be on the seen on network<text:line-break/>No Logs should be present on the file or console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network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20</text:p>
            <text:p>file_path: "../logs/mylogger.log"</text:p>
            <text:p/>
            <text:p>network_level: 'inf'<text:s/></text:p>
            <text:p>network_ip: "127.0.0.1"</text:p>
            <text:p>network_port: 5000<text:s/>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35">Output 3 should be on the seen on network<text:line-break/>No Logs should be present on the file or console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network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20</text:p>
            <text:p>file_path: "../logs/mylogger.log"</text:p>
            <text:p/>
            <text:p>network_level: 'wrn'<text:s/></text:p>
            <text:p>network_ip: "127.0.0.1"</text:p>
            <text:p>network_port: 5000<text:s/>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49">Output 4 should be on the seen on network<text:line-break/>No Logs should be present on the file or console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network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20</text:p>
            <text:p>file_path: "../logs/mylogger.log"</text:p>
            <text:p/>
            <text:p>network_level: 'err'<text:s/></text:p>
            <text:p>network_ip: "127.0.0.1"</text:p>
            <text:p>network_port: 5000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61">Output 5 should be on the seen on network<text:line-break/>No Logs should be present on the file or console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network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off'<text:s/></text:p>
            <text:p/>
            <text:p>file_level: 'off'<text:s/></text:p>
            <text:p>file_size: 20</text:p>
            <text:p>file_path: "../logs/mylogger.log"</text:p>
            <text:p/>
            <text:p>network_level: 'crt'<text:s/></text:p>
            <text:p>network_ip: "127.0.0.1"</text:p>
            <text:p>network_port: 5000<text:s/></text:p>
          </table:table-cell>
          <table:table-cell office:value-type="string" table:style-name="ce6">
            <text:p>send input 1</text:p>
          </table:table-cell>
          <table:table-cell office:value-type="string" table:style-name="ce6">
            <text:p><text:a xlink:href="#Ouputs.A70">Output 6 should be on the seen on network<text:line-break/>No Logs should be present on the file or console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style-name="ce1"/>
          <table:table-cell table:style-name="ce19"/>
          <table:table-cell table:number-columns-repeated="16376"/>
        </table:table-row>
        <table:table-row table:style-name="ro1">
          <table:table-cell office:value-type="string" table:number-columns-spanned="6" table:number-rows-spanned="1" table:style-name="ce21">
            <text:p>CONSOLE , FILE AND NETWORK <text:s text:c="5"/>(STANDALONE/CLIENT)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4">
            <text:p>network logs in standalone/ client mode</text:p>
          </table:table-cell>
          <table:table-cell office:value-type="string" table:style-name="ce5">
            <text:p>1. ./server is running</text:p>
            <text:p>2. ./client_framework is running</text:p>
            <text:p>3. configuration as follows</text:p>
            <text:p/>
            <text:p>mode: 'standalone' / 'client'</text:p>
            <text:p>console_level: 'trc'<text:s/></text:p>
            <text:p/>
            <text:p>file_level: 'wrn'<text:s/></text:p>
            <text:p>file_size: 20</text:p>
            <text:p>file_path: "../logs/mylogger.log"</text:p>
            <text:p/>
            <text:p>network_level: 'inf'<text:s/></text:p>
            <text:p>network_ip: "127.0.0.1"</text:p>
            <text:p>network_port: 5000<text:s/></text:p>
          </table:table-cell>
          <table:table-cell office:value-type="string" table:style-name="ce6">
            <text:p>send input 1</text:p>
          </table:table-cell>
          <table:table-cell office:value-type="string" table:style-name="ce20">
            <text:p><text:a xlink:href="#Ouputs.A1">Output1 should be shown in the console<text:line-break/>Output4 should be printed in the file<text:line-break/>Output3 should be printed in the server console and file</text:a></text:p>
          </table:table-cell>
          <table:table-cell table:style-name="ce5"/>
          <table:table-cell office:value-type="string" table:style-name="ce12">
            <text:p>PASS</text:p>
          </table:table-cell>
          <table:table-cell table:style-name="ce1"/>
          <table:table-cell table:style-name="ce19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table table:name="Input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1">
          <table:table-cell office:value-type="string" table:number-columns-spanned="3" table:number-rows-spanned="1" table:style-name="ce9">
            <text:p>Input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number-columns-spanned="3" table:number-rows-spanned="1" table:style-name="ce10">
            <text:p><text:s text:c="4"/>ErrorLog(LogLevel::CRT, "speedo", "lookup table not correct\n");</text:p>
            <text:p><text:s text:c="4"/>ErrorLog(LogLevel::CRT, "das", "lane keep warning cannot be triggered\n");</text:p>
            <text:p><text:s text:c="4"/>ErrorLog(LogLevel::CRT, "warning", "warning text cannot be parsed\n");</text:p>
            <text:p><text:s text:c="4"/>ErrorLog(LogLevel::CRT, "diag", "engine malfunction error cannot be erased\n");</text:p>
            <text:p/>
            <text:p><text:s text:c="4"/>ErrorLog(LogLevel::ERR, "chime", "cannot play chime 101\n");</text:p>
            <text:p><text:s text:c="4"/>ErrorLog(LogLevel::ERR, "acc", "Adaptive Cruise control config not enabled\n");</text:p>
            <text:p><text:s text:c="4"/>ErrorLog(LogLevel::ERR, "hilldescent", "feature not working\n");</text:p>
            <text:p/>
            <text:p><text:s text:c="4"/>ErrorLog(LogLevel::WRN, "pers", "file cannot be opened\n");</text:p>
            <text:p><text:s text:c="4"/>ErrorLog(LogLevel::WRN, "perimeteralarm", "sensors not live\n");</text:p>
            <text:p><text:s text:c="4"/>ErrorLog(LogLevel::WRN, "revmatch", "speed data from speedo not received yet\n");</text:p>
            <text:p/>
            <text:p><text:s text:c="4"/>ErrorLog(LogLevel::INF, "telltale", "freq of blinking not correct\n");</text:p>
            <text:p><text:s text:c="4"/>ErrorLog(LogLevel::INF, "neutraltow", "tow function cannot be enabled\n");</text:p>
            <text:p><text:s text:c="4"/></text:p>
            <text:p><text:s text:c="4"/>ErrorLog(LogLevel::DBG, "infotainment", "radio metadata no found\n");</text:p>
            <text:p><text:s text:c="4"/>ErrorLog(LogLevel::DBG, "acc", "lane keep assist not functional\n");</text:p>
            <text:p/>
            <text:p><text:s text:c="4"/>ErrorLog(LogLevel::TRC, "trackapps", "Acceleration timer did not start\n");</text:p>
            <text:p><text:s text:c="4"/>ErrorLog(LogLevel::TRC, "autostopstart", "hardware switch malfunction\n");</text:p>
          </table:table-cell>
          <table:covered-table-cell table:number-columns-repeated="2"/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Ouputs" table:style-name="ta2">
        <table:table-column table:style-name="co8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1">
            <text:p><text:s/>Output 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speedo : CRT : lookup table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as : CRT : lane keep warning cannot be trigger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warning : CRT : warning text cannot be par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iag : CRT : engine malfunction error cannot be era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chime : ERR : cannot play chime 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acc : ERR : Adaptive Cruise control config not enabl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hilldescent : ERR : feature not work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pers : WRN : file cannot be open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perimeteralarm : WRN : sensors not l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revmatch : WRN : speed data from speedo not received ye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telltale : INF : freq of blinking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neutraltow : INF : tow function cannot be enabl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infotainment : DBG : radio metadata no foun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acc : DBG : lane keep assist not function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trackapps : TRC : Acceleration timer did not star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autostopstart : TRC : hardware switch malfunc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<text:s/>Output 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speedo : CRT : lookup table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as : CRT : lane keep warning cannot be trigger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warning : CRT : warning text cannot be par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iag : CRT : engine malfunction error cannot be era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chime : ERR : cannot play chime 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acc : ERR : Adaptive Cruise control config not enabl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hilldescent : ERR : feature not work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pers : WRN : file cannot be open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perimeteralarm : WRN : sensors not l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revmatch : WRN : speed data from speedo not received ye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telltale : INF : freq of blinking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neutraltow : INF : tow function cannot be enabl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infotainment : DBG : radio metadata no foun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acc : DBG : lane keep assist not function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<text:s/>Output 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speedo : CRT : lookup table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as : CRT : lane keep warning cannot be trigger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warning : CRT : warning text cannot be par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iag : CRT : engine malfunction error cannot be era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chime : ERR : cannot play chime 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acc : ERR : Adaptive Cruise control config not enabl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hilldescent : ERR : feature not work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pers : WRN : file cannot be open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perimeteralarm : WRN : sensors not l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revmatch : WRN : speed data from speedo not received ye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telltale : INF : freq of blinking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neutraltow : INF : tow function cannot be enabl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<text:s/>Output 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speedo : CRT : lookup table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as : CRT : lane keep warning cannot be trigger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warning : CRT : warning text cannot be par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iag : CRT : engine malfunction error cannot be era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chime : ERR : cannot play chime 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acc : ERR : Adaptive Cruise control config not enabl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hilldescent : ERR : feature not work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pers : WRN : file cannot be open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perimeteralarm : WRN : sensors not l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revmatch : WRN : speed data from speedo not received y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<text:s/>Output 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speedo : CRT : lookup table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as : CRT : lane keep warning cannot be trigger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warning : CRT : warning text cannot be par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iag : CRT : engine malfunction error cannot be era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chime : ERR : cannot play chime 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acc : ERR : Adaptive Cruise control config not enabl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hilldescent : ERR : feature not work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<text:s/>Output 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speedo : CRT : lookup table not corre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as : CRT : lane keep warning cannot be trigger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warning : CRT : warning text cannot be parse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[ __DATE__ <text:s text:c="2"/>GMT <text:s text:c="2"/>__TIME__ ] <text:s/>diag : CRT : engine malfunction error cannot be erased</text:p>
          </table:table-cell>
          <table:table-cell table:number-columns-repeated="16383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Ujwal V John</meta:initial-creator>
    <dc:creator>Akhil Suresh</dc:creator>
    <meta:creation-date>2025-07-03T06:37:01Z</meta:creation-date>
    <dc:date>2025-07-04T05:15:22Z</dc:date>
  </office:meta>
</office:document-meta>
</file>